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401cm" style:rel-column-width="20126*"/>
    </style:style>
    <style:style style:name="Table3.B" style:family="table-column">
      <style:table-column-properties style:column-width="12.188cm" style:rel-column-width="45409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401cm" style:rel-column-width="20126*"/>
    </style:style>
    <style:style style:name="Table1.B" style:family="table-column">
      <style:table-column-properties style:column-width="12.188cm" style:rel-column-width="45409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403cm" style:rel-column-width="20132*"/>
    </style:style>
    <style:style style:name="Table2.B" style:family="table-column">
      <style:table-column-properties style:column-width="12.187cm" style:rel-column-width="45403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4" style:family="table-row">
      <style:table-row-properties style:min-row-height="0.993cm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403cm" style:rel-column-width="20129*"/>
    </style:style>
    <style:style style:name="Table4.B" style:family="table-column">
      <style:table-column-properties style:column-width="12.187cm" style:rel-column-width="45406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4" style:family="table-row">
      <style:table-row-properties style:min-row-height="0.993cm"/>
    </style:style>
    <style:style style:name="P1" style:family="paragraph" style:parent-style-name="Standard">
      <style:text-properties fo:font-size="10pt" officeooo:rsid="0011204c" officeooo:paragraph-rsid="000f18a4" style:font-size-asian="10pt" style:font-size-complex="10pt"/>
    </style:style>
    <style:style style:name="P2" style:family="paragraph" style:parent-style-name="Standard">
      <style:text-properties fo:font-size="10pt" officeooo:rsid="000f18a4" officeooo:paragraph-rsid="000f18a4" style:font-size-asian="10pt" style:font-size-complex="10pt"/>
    </style:style>
    <style:style style:name="P3" style:family="paragraph" style:parent-style-name="Standard">
      <style:text-properties fo:font-size="10pt" fo:language="en" fo:country="US" officeooo:rsid="001dc91d" officeooo:paragraph-rsid="000f18a4" style:font-size-asian="10pt" style:font-size-complex="10pt"/>
    </style:style>
    <style:style style:name="P4" style:family="paragraph" style:parent-style-name="Standard">
      <style:text-properties officeooo:paragraph-rsid="000f18a4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1204c" officeooo:paragraph-rsid="000f18a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2e36f8" officeooo:paragraph-rsid="000f18a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2e36f8" officeooo:paragraph-rsid="000f18a4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451bb" officeooo:paragraph-rsid="000f18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ff6fa" officeooo:paragraph-rsid="000ff6fa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f49b" officeooo:paragraph-rsid="002ff49b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f49b" officeooo:paragraph-rsid="004fa080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451bb" officeooo:paragraph-rsid="000f18a4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ff554" officeooo:paragraph-rsid="001ff554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officeooo:rsid="001dc91d" officeooo:paragraph-rsid="000f18a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6e7f6" officeooo:paragraph-rsid="0026e7f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7edde" officeooo:paragraph-rsid="0027edd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d485" officeooo:paragraph-rsid="002a008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c54f1" officeooo:paragraph-rsid="002c54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0ff6fa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109dab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15a9fe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16bd62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1ff554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226a7f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245c7d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255a9c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27edde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2a008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2be892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2c54f1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0ff6fa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109dab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15a9fe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16bd62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1ff554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226a7f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255a9c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27edde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2a008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2be892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2c54f1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f6419" officeooo:paragraph-rsid="000ff6fa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f6419" officeooo:paragraph-rsid="001ff554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f6419" officeooo:paragraph-rsid="0027edde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5d5b1" officeooo:paragraph-rsid="000ff6fa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5d5b1" officeooo:paragraph-rsid="00109dab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5d5b1" officeooo:paragraph-rsid="0077bca8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5d5b1" officeooo:paragraph-rsid="0013fc9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5d5b1" officeooo:paragraph-rsid="0015a9fe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5d5b1" officeooo:paragraph-rsid="0016bd62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5d5b1" officeooo:paragraph-rsid="001ff554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5d5b1" officeooo:paragraph-rsid="00226a7f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5d5b1" officeooo:paragraph-rsid="00245c7d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5d5b1" officeooo:paragraph-rsid="00255a9c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5d5b1" officeooo:paragraph-rsid="0027edde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5d5b1" officeooo:paragraph-rsid="002be892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40b50" officeooo:paragraph-rsid="000ff6fa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40b50" officeooo:paragraph-rsid="00109dab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40b50" officeooo:paragraph-rsid="00840b50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40b50" officeooo:paragraph-rsid="0015a9fe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40b50" officeooo:paragraph-rsid="0016bd62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40b50" officeooo:paragraph-rsid="00226a7f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40b50" officeooo:paragraph-rsid="0023c9d6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40b50" officeooo:paragraph-rsid="00245c7d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40b50" officeooo:paragraph-rsid="00255a9c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40b50" officeooo:paragraph-rsid="002be892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fdc16" officeooo:paragraph-rsid="00109dab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fdc16" officeooo:paragraph-rsid="00226a7f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1a27e" officeooo:paragraph-rsid="0015a9fe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1a27e" officeooo:paragraph-rsid="00245c7d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1a8e2" officeooo:paragraph-rsid="0016bd62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1a8e2" officeooo:paragraph-rsid="00180347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1a8e2" officeooo:paragraph-rsid="00255a9c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6bd62" officeooo:paragraph-rsid="0016bd62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ff554" officeooo:paragraph-rsid="001ff554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7edde" officeooo:paragraph-rsid="0027edde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2735" officeooo:paragraph-rsid="0029d485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2735" officeooo:paragraph-rsid="002a008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a0083" officeooo:paragraph-rsid="002a008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be892" officeooo:paragraph-rsid="002be892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c54f1" officeooo:paragraph-rsid="002c54f1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Standard">
      <style:text-properties fo:font-size="10pt" officeooo:rsid="000f18a4" officeooo:paragraph-rsid="000f18a4" style:font-size-asian="10pt" style:font-size-complex="10pt"/>
    </style:style>
    <style:style style:name="T1" style:family="text">
      <style:text-properties officeooo:rsid="005f499c"/>
    </style:style>
    <style:style style:name="T2" style:family="text">
      <style:text-properties officeooo:rsid="006e4436"/>
    </style:style>
    <style:style style:name="T3" style:family="text">
      <style:text-properties officeooo:rsid="001f17f5"/>
    </style:style>
    <style:style style:name="T4" style:family="text">
      <style:text-properties officeooo:rsid="004de226"/>
    </style:style>
    <style:style style:name="T5" style:family="text">
      <style:text-properties officeooo:rsid="0077bca8"/>
    </style:style>
    <style:style style:name="T6" style:family="text">
      <style:text-properties officeooo:rsid="000f18a4"/>
    </style:style>
    <style:style style:name="T7" style:family="text">
      <style:text-properties officeooo:rsid="002a76b9"/>
    </style:style>
    <style:style style:name="T8" style:family="text">
      <style:text-properties officeooo:rsid="002e36f8"/>
    </style:style>
    <style:style style:name="T9" style:family="text">
      <style:text-properties officeooo:rsid="00745dff"/>
    </style:style>
    <style:style style:name="T10" style:family="text">
      <style:text-properties officeooo:rsid="00711fa2"/>
    </style:style>
    <style:style style:name="T11" style:family="text">
      <style:text-properties officeooo:rsid="007490bf"/>
    </style:style>
    <style:style style:name="T12" style:family="text">
      <style:text-properties fo:language="en" fo:country="US" officeooo:rsid="004de226"/>
    </style:style>
    <style:style style:name="T13" style:family="text">
      <style:text-properties fo:language="en" fo:country="US" officeooo:rsid="004fa080"/>
    </style:style>
    <style:style style:name="T14" style:family="text">
      <style:text-properties fo:language="en" fo:country="US" officeooo:rsid="001a014c"/>
    </style:style>
    <style:style style:name="T15" style:family="text">
      <style:text-properties officeooo:rsid="00759696"/>
    </style:style>
    <style:style style:name="T16" style:family="text">
      <style:text-properties officeooo:rsid="007725a3"/>
    </style:style>
    <style:style style:name="T17" style:family="text">
      <style:text-properties officeooo:rsid="0031a8e2"/>
    </style:style>
    <style:style style:name="T18" style:family="text">
      <style:text-properties officeooo:rsid="007792a7"/>
    </style:style>
    <style:style style:name="T19" style:family="text">
      <style:text-properties officeooo:rsid="000ff6fa"/>
    </style:style>
    <style:style style:name="T20" style:family="text">
      <style:text-properties officeooo:rsid="00109dab"/>
    </style:style>
    <style:style style:name="T21" style:family="text">
      <style:text-properties officeooo:rsid="001232aa"/>
    </style:style>
    <style:style style:name="T22" style:family="text">
      <style:text-properties officeooo:rsid="0013fc93"/>
    </style:style>
    <style:style style:name="T23" style:family="text">
      <style:text-properties officeooo:rsid="0015a9fe"/>
    </style:style>
    <style:style style:name="T24" style:family="text">
      <style:text-properties officeooo:rsid="0016bd62"/>
    </style:style>
    <style:style style:name="T25" style:family="text">
      <style:text-properties officeooo:rsid="00180347"/>
    </style:style>
    <style:style style:name="T26" style:family="text">
      <style:text-properties officeooo:rsid="0019ab6a"/>
    </style:style>
    <style:style style:name="T27" style:family="text">
      <style:text-properties officeooo:rsid="001a014c"/>
    </style:style>
    <style:style style:name="T28" style:family="text">
      <style:text-properties officeooo:rsid="001abd34"/>
    </style:style>
    <style:style style:name="T29" style:family="text">
      <style:text-properties officeooo:rsid="001cf356"/>
    </style:style>
    <style:style style:name="T30" style:family="text">
      <style:text-properties officeooo:rsid="001ff554"/>
    </style:style>
    <style:style style:name="T31" style:family="text">
      <style:text-properties officeooo:rsid="00226a7f"/>
    </style:style>
    <style:style style:name="T32" style:family="text">
      <style:text-properties officeooo:rsid="00245c7d"/>
    </style:style>
    <style:style style:name="T33" style:family="text">
      <style:text-properties officeooo:rsid="00255a9c"/>
    </style:style>
    <style:style style:name="T34" style:family="text">
      <style:text-properties officeooo:rsid="0027edde"/>
    </style:style>
    <style:style style:name="T35" style:family="text">
      <style:text-properties officeooo:rsid="00292735"/>
    </style:style>
    <style:style style:name="T36" style:family="text">
      <style:text-properties officeooo:rsid="002a3574"/>
    </style:style>
    <style:style style:name="T37" style:family="text">
      <style:text-properties officeooo:rsid="002be892"/>
    </style:style>
    <style:style style:name="T38" style:family="text">
      <style:text-properties officeooo:rsid="002c54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ROI </text:span>Synchrony Summary <text:span text:style-name="T2">FDR corrected</text:span>:<text:line-break/></text:p>
      <text:p text:style-name="P3">Frontal <text:span text:style-name="T6">L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Name of area</text:p>
          </table:table-cell>
          <table:table-cell table:style-name="Table3.B1" office:value-type="string">
            <text:p text:style-name="P14">Sig stats summary</text:p>
          </table:table-cell>
        </table:table-row>
        <table:table-row>
          <table:table-cell table:style-name="Table3.A2" office:value-type="string">
            <text:p text:style-name="P8">Frontal pole</text:p>
          </table:table-cell>
          <table:table-cell table:style-name="Table3.B2" office:value-type="string">
            <text:p text:style-name="P15">none</text:p>
          </table:table-cell>
        </table:table-row>
        <table:table-row>
          <table:table-cell table:style-name="Table3.A2" office:value-type="string">
            <text:p text:style-name="P8">Superior frontal gyrus</text:p>
          </table:table-cell>
          <table:table-cell table:style-name="Table3.B2" office:value-type="string">
            <text:p text:style-name="P15">A: FW2&gt;UW2 t=4.75, p&lt;0.001 (FDR p=0.027)</text:p>
          </table:table-cell>
        </table:table-row>
        <table:table-row>
          <table:table-cell table:style-name="Table3.A2" office:value-type="string">
            <text:p text:style-name="P8">Middle frontal gyrus</text:p>
          </table:table-cell>
          <table:table-cell table:style-name="Table3.B2" office:value-type="string">
            <text:p text:style-name="P16">none</text:p>
          </table:table-cell>
        </table:table-row>
        <table:table-row>
          <table:table-cell table:style-name="Table3.A2" office:value-type="string">
            <text:p text:style-name="P8">Inferior frontal gyrus, pars triangularis</text:p>
          </table:table-cell>
          <table:table-cell table:style-name="Table3.B2" office:value-type="string">
            <text:p text:style-name="P27">Session 1 ANOVA (4 stim types) – <text:span text:style-name="T3">F(3,72)=11.89, p&lt;0.001 (FDR p&lt;0.001)</text:span></text:p>
            <text:p text:style-name="P38">Sessi<text:span text:style-name="T7">o</text:span>n1&amp;2 F(3,72)=<text:span text:style-name="T34">4.57, </text:span><text:s/>p=0.0<text:span text:style-name="T8">05 (FDR p=0.024)</text:span></text:p>
            <text:p text:style-name="P44">I&lt;S t=-<text:span text:style-name="T19">3.25</text:span>, p=0.00<text:span text:style-name="T19">3</text:span> <text:span text:style-name="T4">(FDR p=0.016)</text:span></text:p>
            <text:p text:style-name="P76">A1&lt;S1 t=-3.10, p=0.004 (FDR p=0.020)</text:p>
            <text:p text:style-name="P44">I1&lt;S1 t=-<text:span text:style-name="T34">5.55</text:span>, p<text:span text:style-name="T19">&lt;0.001</text:span> <text:span text:style-name="T4">(FDR p&lt;0.001)</text:span></text:p>
            <text:p text:style-name="P44"><text:span text:style-name="T34">I1&lt;</text:span>W1 t=-3.<text:span text:style-name="T34">91</text:span>, p<text:span text:style-name="T34">&lt;0.001 (FDR p=0.004)</text:span></text:p>
            <text:p text:style-name="P76">B: FS1&gt;FS2 t=3.18, p=0.006 (FDR p=0.024)</text:p>
            <text:p text:style-name="P76">ALL: FS1&gt;FS2 t=2.63, p&lt;0.001 (FDR p=0.007)</text:p>
            <text:p text:style-name="P76">ALL: UI1&lt;UI2 t=3.07, p=0.004 (FDR p=0.021)</text:p>
            <text:p text:style-name="P44">ALL: U<text:span text:style-name="T34">W</text:span>1&gt;U<text:span text:style-name="T34">W</text:span>2 t=<text:span text:style-name="T34">3.95,</text:span> p&lt;0.001 <text:span text:style-name="T4">(FDR p=0.003)</text:span></text:p>
            <text:p text:style-name="P55">ANOVA – <text:span text:style-name="T9">F</text:span>am Ses1<text:span text:style-name="T9">&amp;2</text:span> F(<text:span text:style-name="T5">7</text:span>,<text:span text:style-name="T5">144</text:span>)=<text:span text:style-name="T34">3.25 </text:span>(FDR <text:span text:style-name="T19">p=0.018</text:span>)</text:p>
            <text:p text:style-name="P55">ANOVA – <text:span text:style-name="T10">Unf</text:span>am Ses1<text:span text:style-name="T9">&amp;2</text:span> F(<text:span text:style-name="T5">7</text:span>,<text:span text:style-name="T5">144</text:span>)=<text:span text:style-name="T19">5.23 </text:span>(FDR p<text:span text:style-name="T34">&lt;0.001)</text:span></text:p>
            <text:p text:style-name="P55">ANOVA – <text:span text:style-name="T9">F</text:span>am Ses1 F(3,72)=<text:span text:style-name="T10">5.49 </text:span>(FDR p=<text:span text:style-name="T29">0.007</text:span>)</text:p>
            <text:p text:style-name="P55">ANOVA – <text:span text:style-name="T19">Unf</text:span>am Ses1 F(3,72)=<text:span text:style-name="T34">9.99</text:span> (FDR p<text:span text:style-name="T34">&lt;0.001</text:span>)</text:p>
          </table:table-cell>
        </table:table-row>
        <table:table-row>
          <table:table-cell table:style-name="Table3.A2" office:value-type="string">
            <text:p text:style-name="P8">Inferior frontal gyrus, pars opercularis</text:p>
          </table:table-cell>
          <table:table-cell table:style-name="Table3.B2" office:value-type="string">
            <text:p text:style-name="P29">Session 1 ANOVA (4 stim types) – <text:span text:style-name="T3">F(3,72)=10.82 p&lt;0.001 (FDR p&lt;0.001)</text:span></text:p>
            <text:p text:style-name="P40">Sessi<text:span text:style-name="T7">o</text:span>n1&amp;2 F(3,72)=<text:span text:style-name="T37">8.20, </text:span><text:s/>p=0.0<text:span text:style-name="T8">05 (FDR p=0.001)</text:span></text:p>
            <text:p text:style-name="P80">A &lt;S t=-3.15, p=0.003 (FDR p=0.015)</text:p>
            <text:p text:style-name="P80">I&lt;S t=-4.56, p&lt;0.001 (FDR p=0.001)</text:p>
            <text:p text:style-name="P80">S&gt;W t=3.16, p=0.003 (FDR P=0.015)</text:p>
            <text:p text:style-name="P80">A1&lt;S1 t=-4.11, p&lt;0.001 (FDR p=0.002)</text:p>
            <text:p text:style-name="P80">I1&lt;S1 t=-4.96, p&lt;0.001, (FDR p&lt;0.001)</text:p>
            <text:p text:style-name="P80">S1&gt;W1 t=3.71, p&lt;0.001 (FDR p=0.005)</text:p>
            <text:p text:style-name="P80">A: FW2&gt;UW2 t=2.81, p=0.012 (FDR p=0.04)</text:p>
            <text:p text:style-name="P80">B: FS1&gt;FS2 t=2.95, p=0.010 (FDR p=0.034)</text:p>
            <text:p text:style-name="P80">B: FW1&gt;FW1 t=3.57, p=0.003 (FDR p=0.013)</text:p>
            <text:p text:style-name="P80">ALL: FS1&gt;FS2 t=3.83, p&lt;0.001 (FDR p=0.004)</text:p>
            <text:p text:style-name="P80">ALL: UW1&gt;UW2 t=2.97, p=0.005 (FDR p=0.021)</text:p>
            <text:p text:style-name="P56">ANOVA – <text:span text:style-name="T9">F</text:span>am Ses1<text:span text:style-name="T9">&amp;2</text:span> F(<text:span text:style-name="T5">7</text:span>,<text:span text:style-name="T5">144</text:span>)=<text:span text:style-name="T37">4.69 </text:span>(FDR <text:span text:style-name="T19">p&lt;0.001)</text:span></text:p>
            <text:p text:style-name="P56">ANOVA – <text:span text:style-name="T10">Unf</text:span>am Ses1<text:span text:style-name="T9">&amp;2</text:span> F(<text:span text:style-name="T5">7</text:span>,<text:span text:style-name="T5">144</text:span>)=<text:span text:style-name="T37">3.10 </text:span>(FDR p<text:span text:style-name="T37">=0.004)</text:span></text:p>
            <text:p text:style-name="P56">ANOVA – <text:span text:style-name="T9">F</text:span>am Ses1 F(3,72)=<text:span text:style-name="T37">7.96 </text:span>(FDR p<text:span text:style-name="T37">&lt;0.001</text:span>)</text:p>
            <text:p text:style-name="P56">ANOVA – <text:span text:style-name="T19">Unf</text:span>am Ses1 F(3,72)=<text:span text:style-name="T37">5.69</text:span> (FDR p<text:span text:style-name="T37">=0.001</text:span>)</text:p>
            <text:p text:style-name="P66">2x4 ANOVA (ses x stim) -ME of session</text:p>
          </table:table-cell>
        </table:table-row>
        <table:table-row>
          <table:table-cell table:style-name="Table3.A2" office:value-type="string">
            <text:p text:style-name="P8">Frontal medial cortex</text:p>
          </table:table-cell>
          <table:table-cell table:style-name="Table3.B2" office:value-type="string">
            <text:p text:style-name="P28">Session <text:span text:style-name="T35">2 </text:span>ANOVA (4 stim types) – <text:span text:style-name="T3">F(3,72)=4.88, p&lt;0.004 (FDR p=0.038)</text:span></text:p>
            <text:p text:style-name="P39">Sessi<text:span text:style-name="T7">o</text:span>n1&amp;2 F(3,72)=<text:span text:style-name="T35">5.07, </text:span><text:s/>p=0.0<text:span text:style-name="T8">03 (FDR p=0.037)</text:span></text:p>
            <text:p text:style-name="P78">I&lt;S t=-3.64, p=0.001 (FDR p=0.022)</text:p>
            <text:p text:style-name="P78">A2&gt;I2 t=3.28, p=0.003 (FDR p=0.037)</text:p>
            <text:p text:style-name="P78">I2&lt;S2 t=-3.72, p&lt;0.011 (FDR p=0.023)</text:p>
            <text:p text:style-name="P77">A: FI1&lt;FI2 t=3.95, p=0.001 (FDR p=0.022)</text:p>
          </table:table-cell>
        </table:table-row>
        <table:table-row>
          <table:table-cell table:style-name="Table3.A2" office:value-type="string">
            <text:p text:style-name="P8">Frontal orbital cortex</text:p>
          </table:table-cell>
          <table:table-cell table:style-name="Table3.B2" office:value-type="string">
            <text:p text:style-name="P17">ALL: UW1&gt;UW2 t=4.02, p&lt;0.001 (FDR p=0.023)</text:p>
          </table:table-cell>
        </table:table-row>
        <table:table-row>
          <table:table-cell table:style-name="Table3.A2" office:value-type="string">
            <text:p text:style-name="P8">Frontal operculum cortex</text:p>
          </table:table-cell>
          <table:table-cell table:style-name="Table3.B2" office:value-type="string">
            <text:p text:style-name="P28">Session 1 ANOVA (4 stim types) – <text:span text:style-name="T3">F(3,72)=6.46, p&lt;0.001 (FDR p=0.022)</text:span></text:p>
            <text:p text:style-name="P79">I1&lt;S1 t=-3.12, p=0.004 (FDR p=0.032)</text:p>
            <text:p text:style-name="P79">S1&gt;W1 t=3.50, p=0.001 (FDR p=0.022)</text:p>
            <text:p text:style-name="P79">A: FW1&lt;FW2 t=-3.36, p=0.003 (FDR p=0.032)</text:p>
            <text:p text:style-name="P79">B: FS1&gt;FS2 t=3.28, p=0.005 (FDR p=0.038)</text:p>
            <text:p text:style-name="P79">ALL: FW1&lt;FW2 t=-2.29, p=0.028 (FDR p=0.027)</text:p>
            <text:p text:style-name="P79">ANOVA – Fam Ses1&amp;2 F(7,144) =3.59 (FDR p=0.022)</text:p>
            <text:p text:style-name="P79">ANOVA -Fam Ses 1 F(3,72)=5.67 <text:span text:style-name="T36">(FDR p</text:span>=0.022<text:span text:style-name="T36">)</text:span></text:p>
          </table:table-cell>
        </table:table-row>
      </table:table>
      <text:p text:style-name="P1"><text:soft-page-break/></text:p>
      <text:p text:style-name="P3">Frontal <text:span text:style-name="T6">R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Name of area</text:p>
          </table:table-cell>
          <table:table-cell table:style-name="Table1.B1" office:value-type="string">
            <text:p text:style-name="P14">Sig stats summary</text:p>
          </table:table-cell>
        </table:table-row>
        <table:table-row>
          <table:table-cell table:style-name="Table1.A2" office:value-type="string">
            <text:p text:style-name="P8">Frontal pole</text:p>
          </table:table-cell>
          <table:table-cell table:style-name="Table1.B2" office:value-type="string">
            <text:p text:style-name="P18">none</text:p>
          </table:table-cell>
        </table:table-row>
        <table:table-row>
          <table:table-cell table:style-name="Table1.A2" office:value-type="string">
            <text:p text:style-name="P8">Superior frontal gyrus</text:p>
          </table:table-cell>
          <table:table-cell table:style-name="Table1.B2" office:value-type="string">
            <text:p text:style-name="P18">none</text:p>
          </table:table-cell>
        </table:table-row>
        <table:table-row>
          <table:table-cell table:style-name="Table1.A2" office:value-type="string">
            <text:p text:style-name="P8">Middle frontal gyrus</text:p>
          </table:table-cell>
          <table:table-cell table:style-name="Table1.B2" office:value-type="string">
            <text:p text:style-name="P18">none</text:p>
          </table:table-cell>
        </table:table-row>
        <table:table-row>
          <table:table-cell table:style-name="Table1.A2" office:value-type="string">
            <text:p text:style-name="P8">Inferior frontal gyrus, pars triangularis</text:p>
          </table:table-cell>
          <table:table-cell table:style-name="Table1.B2" office:value-type="string">
            <text:p text:style-name="P18">none</text:p>
          </table:table-cell>
        </table:table-row>
        <table:table-row>
          <table:table-cell table:style-name="Table1.A2" office:value-type="string">
            <text:p text:style-name="P8">Inferior frontal gyrus, pars opercularis</text:p>
          </table:table-cell>
          <table:table-cell table:style-name="Table1.B2" office:value-type="string">
            <text:p text:style-name="P81">none</text:p>
          </table:table-cell>
        </table:table-row>
        <table:table-row>
          <table:table-cell table:style-name="Table1.A2" office:value-type="string">
            <text:p text:style-name="P8">Frontal medial cortex</text:p>
          </table:table-cell>
          <table:table-cell table:style-name="Table1.B2" office:value-type="string">
            <text:p text:style-name="P18">I&lt;S t=-4.08, p&lt;0.001 (FDR p=0.016)</text:p>
          </table:table-cell>
        </table:table-row>
        <table:table-row>
          <table:table-cell table:style-name="Table1.A2" office:value-type="string">
            <text:p text:style-name="P8">Frontal orbital cortex</text:p>
          </table:table-cell>
          <table:table-cell table:style-name="Table1.B2" office:value-type="string">
            <text:p text:style-name="P18">none</text:p>
          </table:table-cell>
        </table:table-row>
        <table:table-row>
          <table:table-cell table:style-name="Table1.A2" office:value-type="string">
            <text:p text:style-name="P8">Frontal operculum cortex</text:p>
          </table:table-cell>
          <table:table-cell table:style-name="Table1.B2" office:value-type="string">
            <text:p text:style-name="P30">Session 1 ANOVA (4 stim types) – <text:span text:style-name="T3">F(3,72)=4.25, p=0.008 (FDR p=0.04)</text:span></text:p>
            <text:p text:style-name="P30">Session <text:span text:style-name="T38">2</text:span> ANOVA (4 stim types) – <text:span text:style-name="T3">F(3,72)=4.54, p=0.006 (FDR p=0.04)</text:span></text:p>
            <text:p text:style-name="P41">Sessi<text:span text:style-name="T7">o</text:span>n1&amp;2 F(3,72)=<text:span text:style-name="T38">4.30, p=0.008 (FDR p=0.004)</text:span></text:p>
            <text:p text:style-name="P81">A&lt;I t=-2.81, p=0.008 (FDR p=0.04)</text:p>
            <text:p text:style-name="P81">I&gt;W t=3.19, p=0.003 (FDR p=0.04)</text:p>
            <text:p text:style-name="P81">I1&gt;W1 t=2.79, p=0.008 (FDR p=0.04)</text:p>
            <text:p text:style-name="P81">S1&gt;W1 t=3.08, p=0.004 (FDR p=0.04)</text:p>
            <text:p text:style-name="P81">I2&gt;S2 t=3.96, p=&lt;0.001 (FDR p=0.020)</text:p>
            <text:p text:style-name="P81">ALL: FW1&lt;FW2 p=0.008 (FDR p=0.04)</text:p>
            <text:p text:style-name="P81">ANOVA – Fam Ses1&amp;2 F(7,144)=2.93 (FDR p=0.04)</text:p>
            <text:p text:style-name="P81">ANOVA – Fam Ses 1 F(3,72)=4.50, (FDR p=0.04)</text:p>
          </table:table-cell>
        </table:table-row>
      </table:table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uditory L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Name of area</text:p>
          </table:table-cell>
          <table:table-cell table:style-name="Table2.B1" office:value-type="string">
            <text:p text:style-name="P6"/>
          </table:table-cell>
        </table:table-row>
        <table:table-row>
          <table:table-cell table:style-name="Table2.A2" office:value-type="string">
            <text:p text:style-name="P8">Insular cortex</text:p>
          </table:table-cell>
          <table:table-cell table:style-name="Table2.B2" office:value-type="string">
            <text:p text:style-name="P9">none</text:p>
          </table:table-cell>
        </table:table-row>
        <table:table-row>
          <table:table-cell table:style-name="Table2.A2" office:value-type="string">
            <text:p text:style-name="P8">Heschel’s gyrus</text:p>
          </table:table-cell>
          <table:table-cell table:style-name="Table2.B2" office:value-type="string">
            <text:p text:style-name="P19">Session 1 ANOVA (4 stim types) – <text:span text:style-name="T3">F(3,72)=7.56, p&lt;0.001 (FDR p=0.002)</text:span></text:p>
            <text:p text:style-name="P31">Sessi<text:span text:style-name="T7">o</text:span>n1&amp;2 F(3,72)=<text:span text:style-name="T19">5.69, </text:span><text:s/>p=0.0<text:span text:style-name="T8">015 (FDR p=0.012)</text:span></text:p>
            <text:p text:style-name="P42">I&lt;S t=-<text:span text:style-name="T19">3.22</text:span>, p=0.00<text:span text:style-name="T19">3</text:span> <text:span text:style-name="T4">(FDR p=0.018)</text:span></text:p>
            <text:p text:style-name="P42">S&gt;W t=<text:span text:style-name="T19">3.07</text:span>, p=0.00<text:span text:style-name="T19">4</text:span> <text:span text:style-name="T4">(FDR p=0.023)</text:span></text:p>
            <text:p text:style-name="P42">A1&gt;I1 t=2.<text:span text:style-name="T19">96</text:span>, p=0.0<text:span text:style-name="T19">05 (FDR p=0.026)</text:span></text:p>
            <text:p text:style-name="P42">A1&gt;W1 t=2.11, p=0.04</text:p>
            <text:p text:style-name="P42">I1&lt;S1 t=-3.<text:span text:style-name="T19">81</text:span>, p<text:span text:style-name="T19">&lt;0.001</text:span> <text:span text:style-name="T4">(FDR p=0.006)</text:span></text:p>
            <text:p text:style-name="P42">S1&gt;W1 t=3.<text:span text:style-name="T19">29</text:span>, p=0.00<text:span text:style-name="T19">3 (FDR p=0.02)</text:span></text:p>
            <text:p text:style-name="P42">ALL: FI1&gt;FI2 t=2.<text:span text:style-name="T19">70, </text:span>p=0.0<text:span text:style-name="T19">1 (FDR p=0.043)</text:span></text:p>
            <text:p text:style-name="P42">ALL: FW1&gt;FW2 t=2.8<text:span text:style-name="T19">7</text:span>, p=0.00<text:span text:style-name="T19">7</text:span> <text:span text:style-name="T4">(FDR p=0.031)</text:span></text:p>
            <text:p text:style-name="P42">ALL: UA1&gt;UA2 t=4.<text:span text:style-name="T19">57</text:span>, p&lt;0.001 <text:span text:style-name="T4">(FDR p&lt;0.001)</text:span></text:p>
            <text:p text:style-name="P45">ANOVA – <text:span text:style-name="T9">F</text:span>am Ses1<text:span text:style-name="T9">&amp;2</text:span> F(<text:span text:style-name="T5">7</text:span>,<text:span text:style-name="T5">144</text:span>)=<text:span text:style-name="T19">6.02</text:span> <text:span text:style-name="T19">p&lt;0.001 </text:span>(FDR <text:span text:style-name="T19">p&lt;0.001</text:span>)</text:p>
            <text:p text:style-name="P45">ANOVA – <text:span text:style-name="T10">Unf</text:span>am Ses1<text:span text:style-name="T9">&amp;2</text:span> F(<text:span text:style-name="T5">7</text:span>,<text:span text:style-name="T5">144</text:span>)=<text:span text:style-name="T19">5.42 p&lt;0.001</text:span> (FDR p<text:span text:style-name="T29">&lt;0.001</text:span>)</text:p>
            <text:p text:style-name="P45">ANOVA – <text:span text:style-name="T9">F</text:span>am Ses1 F(3,72)=<text:span text:style-name="T10">5.49 p=0.002</text:span> (FDR p=<text:span text:style-name="T29">0.014</text:span>)</text:p>
            <text:p text:style-name="P45">ANOVA – <text:span text:style-name="T19">Unf</text:span>am Ses1 F(3,72)=<text:span text:style-name="T19">3.98 p=0.011</text:span> (FDR p=<text:span text:style-name="T29">0.043</text:span>)</text:p>
            <text:p text:style-name="P57">2x4 ANOVA (ses x stim) -ME of session</text:p>
          </table:table-cell>
        </table:table-row>
        <text:soft-page-break/>
        <table:table-row table:style-name="Table2.4">
          <table:table-cell table:style-name="Table2.A2" office:value-type="string">
            <text:p text:style-name="P8">Superior Temporal Gyrus, anterior division</text:p>
          </table:table-cell>
          <table:table-cell table:style-name="Table2.B2" office:value-type="string">
            <text:p text:style-name="P20">Session 1 ANOVA (4 stim types)– <text:span text:style-name="T3">F(3,72)=12.69, p&lt;0.001 (FDR p&lt;0.001)</text:span></text:p>
            <text:p text:style-name="P32">Sessi<text:span text:style-name="T7">o</text:span>n2 F(3,72)=<text:span text:style-name="T20">3.67, p=0.02 (FDR p=0.041)</text:span></text:p>
            <text:p text:style-name="P32">Sessi<text:span text:style-name="T7">o</text:span>n1&amp;2 F(3,72)=<text:span text:style-name="T20">9.98, p&lt;0.001 (FDR p&lt;0.001)</text:span></text:p>
            <text:p text:style-name="P67">A&gt;I t=<text:span text:style-name="T20">4.06</text:span>, p=0.00<text:span text:style-name="T20">0</text:span>3 <text:span text:style-name="T4">(FDR p=0.002)</text:span></text:p>
            <text:p text:style-name="P67">I&lt;S t=-<text:span text:style-name="T20">5.15,</text:span> p<text:span text:style-name="T20">&lt;0.001</text:span> <text:span text:style-name="T4">(FDR p&lt;0.001)</text:span></text:p>
            <text:p text:style-name="P67">I&lt;W t=-<text:span text:style-name="T20">3.89</text:span>, p=0.00<text:span text:style-name="T20">04 (FDR p=0.002)</text:span></text:p>
            <text:p text:style-name="P67">A1&gt;I1 t=4.<text:span text:style-name="T20">80</text:span>, p&lt;0.001 <text:span text:style-name="T4">(FDR p&lt;0.001)</text:span></text:p>
            <text:p text:style-name="P67">I1&lt;S1 t=-<text:span text:style-name="T20">6.11</text:span>, p&lt;0.001 <text:span text:style-name="T4">(FDR p&lt;0.001)</text:span></text:p>
            <text:p text:style-name="P67">I1&lt;W1 t=-4.<text:span text:style-name="T20">49</text:span>, p&lt;0.001 <text:span text:style-name="T4">(FDR p&lt;0.001)</text:span></text:p>
            <text:p text:style-name="P67">I2&lt;S2 t=-<text:span text:style-name="T20">3017</text:span>, p=0.0<text:span text:style-name="T20">0</text:span>4 <text:span text:style-name="T20">(FDR p=0.012)</text:span></text:p>
            <text:p text:style-name="P67">A: F<text:span text:style-name="T20">I1&gt;FI</text:span>2, t=<text:span text:style-name="T20">2.65</text:span> p=0.01<text:span text:style-name="T20">6 (FDR p=0.041)</text:span></text:p>
            <text:p text:style-name="P67">A: F<text:span text:style-name="T20">S1&lt;FS</text:span>2, t=<text:span text:style-name="T20">2.87</text:span> p=0.01<text:span text:style-name="T20">0 (FDR p=0.030)</text:span></text:p>
            <text:p text:style-name="P67">A: FW1&gt;FW2, t=2.<text:span text:style-name="T20">82</text:span>, p=0.01 <text:span text:style-name="T4">(FDR p=0.033)</text:span></text:p>
            <text:p text:style-name="P67">B: FS1<text:span text:style-name="T20">&lt;</text:span>FS2 t=2.<text:span text:style-name="T20">65</text:span>, p=0.0<text:span text:style-name="T20">2 (FDR p=0.042)</text:span></text:p>
            <text:p text:style-name="P67">ALL: F<text:span text:style-name="T20">I</text:span>1<text:span text:style-name="T21">&lt;</text:span>F<text:span text:style-name="T20">I</text:span>2 t=<text:span text:style-name="T21">3.56</text:span>, p=0.0<text:span text:style-name="T21">01 (FDR p=0.004)</text:span></text:p>
            <text:p text:style-name="P67">ALL: FS1&gt;FS2 t=3.<text:span text:style-name="T21">87</text:span>, p=0.00<text:span text:style-name="T21">04</text:span> <text:span text:style-name="T4">(FDR p=0.002)</text:span></text:p>
            <text:p text:style-name="P67">ALL: FW1&gt;FW2 t=3.2<text:span text:style-name="T21">1</text:span>, p=0.003 <text:span text:style-name="T4">(FDR p=0.010)</text:span></text:p>
            <text:p text:style-name="P67">ALL: UA1&gt;UA2 t=<text:span text:style-name="T21">4.67</text:span> p&lt;0.001 <text:span text:style-name="T4">(FDR p&lt;0.001)</text:span></text:p>
            <text:p text:style-name="P67">ALL: UW1&gt;UW2 t=3.<text:span text:style-name="T21">35</text:span>, p=0.002 <text:span text:style-name="T4">(FDR p=0.007)</text:span></text:p>
            <text:p text:style-name="P46">ANOVA – <text:span text:style-name="T11">F</text:span>am Ses1<text:span text:style-name="T11">&amp;2</text:span> F(<text:span text:style-name="T5">7</text:span>,<text:span text:style-name="T5">142</text:span>)=<text:span text:style-name="T21">10.36</text:span> (FDR <text:span text:style-name="T21">p&lt;0.001</text:span>)</text:p>
            <text:p text:style-name="P46">ANOVA – <text:span text:style-name="T10">Unf</text:span>am Ses1<text:span text:style-name="T11">&amp;2</text:span> F(<text:span text:style-name="T5">7</text:span>,<text:span text:style-name="T5">141</text:span>)=<text:span text:style-name="T21">10.1</text:span> (FDR <text:span text:style-name="T21">p&lt;0.001</text:span>)</text:p>
            <text:p text:style-name="P46">ANOVA – <text:span text:style-name="T11">F</text:span>am Ses1 F(3,72)=<text:span text:style-name="T21">7.56</text:span> (FDR p=<text:span text:style-name="T28">&lt;0.001)</text:span></text:p>
            <text:p text:style-name="P46">ANOVA – <text:span text:style-name="T10">Unf</text:span>am Ses1 F(3,72)=<text:span text:style-name="T21">11.85</text:span> (FDR p<text:span text:style-name="T28">&lt;0.001</text:span>)</text:p>
            <text:p text:style-name="P58">2x4 ANOVA (ses x stim) -ME of session</text:p>
          </table:table-cell>
        </table:table-row>
        <table:table-row>
          <table:table-cell table:style-name="Table2.A2" office:value-type="string">
            <text:p text:style-name="P8">Planum polare</text:p>
          </table:table-cell>
          <table:table-cell table:style-name="Table2.B2" office:value-type="string">
            <text:p text:style-name="P11">ALL: FI1&gt;FI2 t=<text:span text:style-name="T22">4.20</text:span>,p&lt;0.001 <text:span text:style-name="T12">(FDR p=</text:span><text:span text:style-name="T14">0.006</text:span><text:span text:style-name="T13">)</text:span></text:p>
            <text:p text:style-name="P10">ALL: UA1&gt;UA2 t=3.<text:span text:style-name="T22">41</text:span>, p=0.00<text:span text:style-name="T22">2 (FDR p=0.019)</text:span></text:p>
            <text:p text:style-name="P47">ANOVA – <text:span text:style-name="T15">F</text:span>am Ses1<text:span text:style-name="T15">&amp;2</text:span> F(<text:span text:style-name="T5">7</text:span>,<text:span text:style-name="T5">144</text:span>)=<text:span text:style-name="T15">3.97</text:span> (FDR p=<text:span text:style-name="T27">0.010)</text:span></text:p>
            <text:p text:style-name="P48">ANOVA – <text:span text:style-name="T22">Unf</text:span>am Ses1<text:span text:style-name="T15">&amp;2</text:span> F(<text:span text:style-name="T5">7</text:span>,<text:span text:style-name="T5">144</text:span>)=<text:span text:style-name="T15">3.61</text:span> (FDR p=<text:span text:style-name="T27">0.019)</text:span></text:p>
            <text:p text:style-name="P59">2x4 ANOVA (ses x stim) -ME of session</text:p>
          </table:table-cell>
        </table:table-row>
        <table:table-row>
          <table:table-cell table:style-name="Table2.A2" office:value-type="string">
            <text:p text:style-name="P8">Planum temporale</text:p>
          </table:table-cell>
          <table:table-cell table:style-name="Table2.B2" office:value-type="string">
            <text:p text:style-name="P21">Session 1 ANOVA (4 stim types) – <text:span text:style-name="T3">F(3,72)=6.96, p&lt;0.01 (FDR p=0.003)</text:span></text:p>
            <text:p text:style-name="P33">Sessi<text:span text:style-name="T7">o</text:span>n1&amp;2 F(3,72)=<text:span text:style-name="T23">5.13, p=0.003 (FDR p=0.02)</text:span></text:p>
            <text:p text:style-name="P69">I&lt;S t=-<text:span text:style-name="T23">3.44</text:span>, p=0.00<text:span text:style-name="T23">2</text:span> <text:span text:style-name="T4">(FDR p=0.011)</text:span></text:p>
            <text:p text:style-name="P69">A1&gt;I1 t=2.<text:span text:style-name="T23">67</text:span>, p=0.0<text:span text:style-name="T23">1 (FDR p=0.038)</text:span></text:p>
            <text:p text:style-name="P69">I1&lt;S1 t=-<text:span text:style-name="T23">4.13,</text:span> p&lt;0.001 <text:span text:style-name="T4">(FDR p=0.002)</text:span></text:p>
            <text:p text:style-name="P69">S1&gt;W1 t=2.8<text:span text:style-name="T23">5</text:span>, p=0.00<text:span text:style-name="T23">7</text:span> <text:span text:style-name="T4">(FDR p=0.031)</text:span></text:p>
            <text:p text:style-name="P69">B: FS1&gt;FS2 t=2.<text:span text:style-name="T23">95</text:span>, p=0.0<text:span text:style-name="T23">1 (FDR p=0.038)</text:span></text:p>
            <text:p text:style-name="P69">B: FW1&gt;FW2 t=2.<text:span text:style-name="T23">47</text:span>, p=0.0<text:span text:style-name="T23">3 </text:span></text:p>
            <text:p text:style-name="P69">ALL: FI1&gt;FI2 t=3.<text:span text:style-name="T23">47</text:span>, p=0.00<text:span text:style-name="T23">1</text:span> <text:span text:style-name="T4">(FDR p=0.010)</text:span></text:p>
            <text:p text:style-name="P69">ALL: FS1&gt;FS2 t=<text:span text:style-name="T23">3.06</text:span>, p=0.00<text:span text:style-name="T23">4</text:span> <text:span text:style-name="T4">(FDR p=0.020)</text:span></text:p>
            <text:p text:style-name="P69">ALL: FW1&gt;FW2 t=2.<text:span text:style-name="T23">90</text:span>, p=0.0<text:span text:style-name="T23">06</text:span> <text:span text:style-name="T16">(FDR p=0.029)</text:span></text:p>
            <text:p text:style-name="P69">ALL: UA<text:span text:style-name="T17">1</text:span>&gt;UA2 t=4.<text:span text:style-name="T23">33</text:span>, p&lt;0.001 <text:span text:style-name="T4">(FDR p=0.002)</text:span></text:p>
            <text:p text:style-name="P69">ALL: UW1&gt;UW2 t=3.<text:span text:style-name="T23">22</text:span>, p=0.003 <text:span text:style-name="T4">(FDR p=0.015)</text:span></text:p>
            <text:p text:style-name="P49">ANOVA – <text:span text:style-name="T16">F</text:span>am Ses1<text:span text:style-name="T16">&amp;2</text:span> F(<text:span text:style-name="T5">7</text:span>,<text:span text:style-name="T5">144</text:span>)=<text:span text:style-name="T23">7.42</text:span> (FDR p<text:span text:style-name="T16">&lt;0.001</text:span>)</text:p>
            <text:p text:style-name="P49">ANOVA – <text:span text:style-name="T10">Unf</text:span>am Ses1<text:span text:style-name="T16">&amp;2</text:span> F(<text:span text:style-name="T5">7</text:span>,<text:span text:style-name="T5">144</text:span>)=<text:span text:style-name="T23">6.67</text:span> (FDR p<text:span text:style-name="T16">&lt;0.001</text:span>)</text:p>
            <text:p text:style-name="P49">ANOVA – <text:span text:style-name="T16">F</text:span>am Ses1 F(3,72)=<text:span text:style-name="T18">5.87</text:span> (FDR p=<text:span text:style-name="T26">0.010</text:span>)</text:p>
            <text:p text:style-name="P49">ANOVA – <text:span text:style-name="T23">Unf</text:span>am Ses1 F(3,72)=<text:span text:style-name="T23">4.12</text:span> (FDR p=<text:span text:style-name="T26">0.035</text:span>)</text:p>
            <text:p text:style-name="P60">2x4 ANOVA (ses x stim) -ME of session</text:p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</table:table-cell>
        </table:table-row>
        <text:soft-page-break/>
        <table:table-row>
          <table:table-cell table:style-name="Table2.A2" office:value-type="string">
            <text:p text:style-name="P12">Superior Temporal Gyrus, posterior division</text:p>
          </table:table-cell>
          <table:table-cell table:style-name="Table2.B2" office:value-type="string">
            <text:p text:style-name="P22">Session 1 ANOVA (4 stim types) – <text:span text:style-name="T3">F(3,72)=17.59 p&lt;0.001 (FDR p&lt;0.001)</text:span></text:p>
            <text:p text:style-name="P34">Sessi<text:span text:style-name="T7">o</text:span>n1&amp;2 F(3,72)=<text:span text:style-name="T24">12.95, p&lt;0.001 (FDR p=0.003)</text:span></text:p>
            <text:p text:style-name="P71">A&gt;I t=<text:span text:style-name="T24">4.08</text:span>, p=0.0<text:span text:style-name="T24">02</text:span> <text:span text:style-name="T5">(FDR p=0.001)</text:span></text:p>
            <text:p text:style-name="P71">I&lt;S t=-<text:span text:style-name="T24">5.60, </text:span>p&lt;0.001 <text:span text:style-name="T4">(FDR p=0.003)</text:span></text:p>
            <text:p text:style-name="P74">I&lt;W t=-3.65 p&lt;0.001 (FDR p=0.003)</text:p>
            <text:p text:style-name="P71">S&gt;W t=2.<text:span text:style-name="T24">83</text:span>, p=0.0<text:span text:style-name="T24">08</text:span> <text:span text:style-name="T5">(FDR p=0.02)</text:span></text:p>
            <text:p text:style-name="P71">A1&gt;I1 t=<text:span text:style-name="T24">4.70</text:span>, p<text:span text:style-name="T24">&lt;0.001</text:span> <text:span text:style-name="T4">(FDR p&lt;0.001)</text:span></text:p>
            <text:p text:style-name="P71">I1&lt;S1 t=-<text:span text:style-name="T24">6.79,</text:span> p&lt;0.001 <text:span text:style-name="T4">(FDR p&lt;0.001)</text:span></text:p>
            <text:p text:style-name="P71">I1&lt;W1 t=-<text:span text:style-name="T24">4.61</text:span>, p<text:span text:style-name="T24">&lt;0.001</text:span> <text:span text:style-name="T4">(FDR p&lt;0.001)</text:span></text:p>
            <text:p text:style-name="P71">S1&gt;W1 t=3.<text:span text:style-name="T24">37</text:span>, p=0.00<text:span text:style-name="T24">2</text:span> <text:span text:style-name="T4">(FDR p=0.007)</text:span></text:p>
            <text:p text:style-name="P74">I2&lt;S2 t=-2.89, p=0.007 (FDR=0.02)</text:p>
            <text:p text:style-name="P71">A: F<text:span text:style-name="T25">W</text:span>1&gt;F<text:span text:style-name="T25">W</text:span>2 t=<text:span text:style-name="T25">2.58</text:span>, p=0.0<text:span text:style-name="T25">2 (FDR p=0.04)</text:span></text:p>
            <text:p text:style-name="P71">B: FS1&gt; FS2 t=<text:span text:style-name="T25">3.11</text:span>, p=0.0<text:span text:style-name="T25">08</text:span> <text:span text:style-name="T5">(FDR p=0.022)</text:span></text:p>
            <text:p text:style-name="P71">ALL: F<text:span text:style-name="T25">A</text:span>1&gt;F<text:span text:style-name="T25">A</text:span>2 t=2.7<text:span text:style-name="T25">2</text:span>, p=0.0<text:span text:style-name="T25">1</text:span> <text:span text:style-name="T4">(FDR p=0.026)</text:span></text:p>
            <text:p text:style-name="P72">ALL: F<text:span text:style-name="T25">I</text:span>1&gt;F<text:span text:style-name="T25">I</text:span>2 t=2.<text:span text:style-name="T25">51</text:span>, p=0.0<text:span text:style-name="T25">16</text:span> <text:span text:style-name="T4">(FDR p=0.040)</text:span></text:p>
            <text:p text:style-name="P72">ALL: F<text:span text:style-name="T25">S</text:span>1&gt;F<text:span text:style-name="T25">S</text:span>2 t=<text:span text:style-name="T25">3.67</text:span>, p<text:span text:style-name="T25">&lt;0.001</text:span> <text:span text:style-name="T4">(FDR p=0.003)</text:span></text:p>
            <text:p text:style-name="P72">ALL: F<text:span text:style-name="T25">W</text:span>1&gt;F<text:span text:style-name="T25">W2</text:span> t=<text:span text:style-name="T25">3.28</text:span>, p=0.0<text:span text:style-name="T25">02</text:span> <text:span text:style-name="T4">(FDR p=0.008)</text:span></text:p>
            <text:p text:style-name="P71">ALL: UA1&gt;UA2 t=3.<text:span text:style-name="T25">89</text:span>, p<text:span text:style-name="T25">&lt;0.001 (FDR p=0.002)</text:span></text:p>
            <text:p text:style-name="P71">ALL: US1&gt;US2 t=2.<text:span text:style-name="T25">68</text:span>, p=0.0<text:span text:style-name="T25">11</text:span> <text:span text:style-name="T5">(FDR p=0.028)</text:span></text:p>
            <text:p text:style-name="P71">ALL: UW1&gt;UW2 t=3.<text:span text:style-name="T25">58</text:span>, p=0.00<text:span text:style-name="T25">1</text:span> <text:span text:style-name="T4">(FDR p=0.004)</text:span></text:p>
            <text:p text:style-name="P50">ANOVA – <text:span text:style-name="T5">F</text:span>am Ses1<text:span text:style-name="T5">&amp;2</text:span> F(<text:span text:style-name="T5">7</text:span>,<text:span text:style-name="T5">144</text:span>)=<text:span text:style-name="T25">11.49 </text:span>(FDR p<text:span text:style-name="T5">&lt;0.001</text:span>)</text:p>
            <text:p text:style-name="P50">ANOVA – <text:span text:style-name="T10">Unf</text:span>am Ses1<text:span text:style-name="T5">&amp;2 </text:span>F(<text:span text:style-name="T5">7,144</text:span>)=<text:span text:style-name="T25">10.02</text:span> (FDR p<text:span text:style-name="T5">&lt;</text:span>0.<text:span text:style-name="T5">001</text:span>)</text:p>
            <text:p text:style-name="P50">ANOVA – <text:span text:style-name="T5">F</text:span>am Ses1 F(3,72)=<text:span text:style-name="T25">13.55</text:span> (FDR p<text:span text:style-name="T25">&lt;</text:span>0.<text:span text:style-name="T5">001</text:span>)</text:p>
            <text:p text:style-name="P50">ANOVA – <text:span text:style-name="T10">Unf</text:span>am Ses1 F(3,72)=<text:span text:style-name="T25">12.19</text:span> (FDR p<text:span text:style-name="T25">&lt;0.001</text:span>)</text:p>
            <text:p text:style-name="P61">2x4 ANOVA (ses x stim) -ME of session</text:p>
          </table:table-cell>
        </table:table-row>
      </table:table>
      <text:p text:style-name="P4"/>
      <text:p text:style-name="P2">Auditory R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Name of area</text:p>
          </table:table-cell>
          <table:table-cell table:style-name="Table4.B1" office:value-type="string">
            <text:p text:style-name="P7"/>
          </table:table-cell>
        </table:table-row>
        <table:table-row>
          <table:table-cell table:style-name="Table4.A2" office:value-type="string">
            <text:p text:style-name="P8">Insular cortex</text:p>
          </table:table-cell>
          <table:table-cell table:style-name="Table4.B2" office:value-type="string">
            <text:p text:style-name="P13">none</text:p>
          </table:table-cell>
        </table:table-row>
        <table:table-row>
          <table:table-cell table:style-name="Table4.A2" office:value-type="string">
            <text:p text:style-name="P8">Heschel’s gyrus</text:p>
          </table:table-cell>
          <table:table-cell table:style-name="Table4.B2" office:value-type="string">
            <text:p text:style-name="P23">Session 1 ANOVA (4 stim types) – <text:span text:style-name="T3">F(3,72)=6.22, p&lt;0.001 (FDR p=0.009)</text:span></text:p>
            <text:p text:style-name="P35">Sessi<text:span text:style-name="T7">o</text:span>n1&amp;2 F(3,72)=<text:span text:style-name="T30">4.62, </text:span><text:s/>p=0.0<text:span text:style-name="T8">05 (FDR p=0.003)</text:span></text:p>
            <text:p text:style-name="P43">I1<text:span text:style-name="T30">&lt;</text:span>S1 t=-3.<text:span text:style-name="T30">40</text:span>, p<text:span text:style-name="T30">=0.001</text:span> <text:span text:style-name="T4">(FDR p=0.020)</text:span></text:p>
            <text:p text:style-name="P43">S1&gt;W1 t=3.<text:span text:style-name="T30">04,</text:span> p=0.00<text:span text:style-name="T30">5 (FDR p=0.034)</text:span></text:p>
            <text:p text:style-name="P43">ALL: UA1&gt;UA2 t=4.<text:span text:style-name="T30">05</text:span>, p&lt;0.001 <text:span text:style-name="T4">(FDR p=0.003)</text:span></text:p>
            <text:p text:style-name="P51">ANOVA – <text:span text:style-name="T9">F</text:span>am Ses1<text:span text:style-name="T9">&amp;2</text:span> F(<text:span text:style-name="T5">7</text:span>,<text:span text:style-name="T5">144</text:span>)=<text:span text:style-name="T30">4.83</text:span> <text:span text:style-name="T19">p&lt;0.001 </text:span>(FDR <text:span text:style-name="T19">p=0.002</text:span>)</text:p>
            <text:p text:style-name="P51">ANOVA – <text:span text:style-name="T10">Unf</text:span>am Ses1<text:span text:style-name="T9">&amp;2</text:span> F(<text:span text:style-name="T5">7</text:span>,<text:span text:style-name="T5">144</text:span>)=<text:span text:style-name="T30">4.31 p&lt;0.001</text:span> (FDR p<text:span text:style-name="T30">=0.004</text:span>)</text:p>
            <text:p text:style-name="P51">ANOVA – <text:span text:style-name="T9">F</text:span>am Ses1 F(3,72)=<text:span text:style-name="T30">4.84 p=0.004</text:span> (FDR p=<text:span text:style-name="T29">0.033</text:span>)</text:p>
            <text:p text:style-name="P75">2x4 ANOVA (ses x stim) ME of session</text:p>
          </table:table-cell>
        </table:table-row>
        <table:table-row table:style-name="Table4.4">
          <table:table-cell table:style-name="Table4.A2" office:value-type="string">
            <text:p text:style-name="P8">Superior Temporal Gyrus, anterior division</text:p>
          </table:table-cell>
          <table:table-cell table:style-name="Table4.B2" office:value-type="string">
            <text:p text:style-name="P24">Session 1 ANOVA (4 stim types)– <text:span text:style-name="T3">F(3,72)=8.43, p&lt;0.001 (FDR p&lt;0.001)</text:span></text:p>
            <text:p text:style-name="P36">Sessi<text:span text:style-name="T7">o</text:span>n1&amp;2 F(3,72)=<text:span text:style-name="T31">5.27, p=0.003 (FDR p=0.014)</text:span></text:p>
            <text:p text:style-name="P68">A&gt;I t=<text:span text:style-name="T31">2.80</text:span>, p=0.00<text:span text:style-name="T31">9</text:span> <text:span text:style-name="T4">(FDR p=0.035)</text:span></text:p>
            <text:p text:style-name="P68">I&lt;S t=-<text:span text:style-name="T31">3.87,</text:span> p<text:span text:style-name="T20">&lt;0.001</text:span> <text:span text:style-name="T4">(FDR p=0.005)</text:span></text:p>
            <text:p text:style-name="P68">I&lt;W t=-<text:span text:style-name="T31">2.68</text:span>, p=0.0<text:span text:style-name="T31">11 (FDR p=0.039)</text:span></text:p>
            <text:p text:style-name="P68">A1&gt;I1 t=<text:span text:style-name="T31">3.57</text:span>, p<text:span text:style-name="T31">=0.001</text:span> <text:span text:style-name="T4">(FDR p=0.009)</text:span></text:p>
            <text:p text:style-name="P68">I1&lt;S1 t=-<text:span text:style-name="T31">5.01</text:span>, p&lt;0.001 <text:span text:style-name="T4">(FDR p&lt;0.001)</text:span></text:p>
            <text:p text:style-name="P68">I1&lt;W1 t=-<text:span text:style-name="T31">3.98</text:span>, p&lt;0.001 <text:span text:style-name="T4">(FDR p=0.003)</text:span></text:p>
            <text:p text:style-name="P68">ALL: FS1&gt;FS2 t=<text:span text:style-name="T31">2.81</text:span>, p=0.00<text:span text:style-name="T31">8</text:span> <text:span text:style-name="T4">(FDR p=0.031)</text:span></text:p>
            <text:p text:style-name="P68">ALL: FW1&gt;FW2 t=<text:span text:style-name="T31">2.87</text:span>, p=0.00<text:span text:style-name="T31">7</text:span> <text:span text:style-name="T4">(FDR p=0.030)</text:span></text:p>
            <text:p text:style-name="P68">ALL: UA1&gt;UA2 t=<text:span text:style-name="T31">3.04, </text:span>p<text:span text:style-name="T31">=0.004</text:span> <text:span text:style-name="T4">(FDR p=0.020)</text:span></text:p>
            <text:p text:style-name="P68">ALL: UW1&gt;UW2 t=3.<text:span text:style-name="T31">12</text:span>, p=0.00<text:span text:style-name="T31">4</text:span> <text:span text:style-name="T4">(FDR p=0.020)</text:span></text:p>
            <text:p text:style-name="P52">ANOVA – <text:span text:style-name="T11">F</text:span>am Ses1<text:span text:style-name="T11">&amp;2</text:span> F(<text:span text:style-name="T5">7</text:span>,<text:span text:style-name="T5">143</text:span>)=<text:span text:style-name="T31">5.23</text:span> (FDR <text:span text:style-name="T21">p&lt;0.001</text:span>)</text:p>
            <text:p text:style-name="P52">ANOVA – <text:span text:style-name="T10">Unf</text:span>am Ses1<text:span text:style-name="T11">&amp;2</text:span> F(<text:span text:style-name="T5">7</text:span>,<text:span text:style-name="T5">142</text:span>)=<text:span text:style-name="T31">6.32</text:span> (FDR <text:span text:style-name="T21">p&lt;0.001</text:span>)</text:p>
            <text:p text:style-name="P52">ANOVA – <text:span text:style-name="T11">F</text:span>am Ses1 F(3,72)=<text:span text:style-name="T31">4.77</text:span> (FDR p=<text:span text:style-name="T31">0.020)</text:span></text:p>
            <text:p text:style-name="P52">ANOVA – <text:span text:style-name="T10">Unf</text:span>am Ses1 F(3,72)=<text:span text:style-name="T31">0.781</text:span> (FDR p<text:span text:style-name="T31">=0.001</text:span>)</text:p>
            <text:p text:style-name="P62">2x4 ANOVA (ses x stim) -ME of session</text:p>
          </table:table-cell>
        </table:table-row>
        <text:soft-page-break/>
        <table:table-row>
          <table:table-cell table:style-name="Table4.A2" office:value-type="string">
            <text:p text:style-name="P8">Planum polare</text:p>
          </table:table-cell>
          <table:table-cell table:style-name="Table4.B2" office:value-type="string">
            <text:p text:style-name="P63">2x4 ANOVA (ses x stim) -ME of session</text:p>
          </table:table-cell>
        </table:table-row>
        <table:table-row>
          <table:table-cell table:style-name="Table4.A2" office:value-type="string">
            <text:p text:style-name="P8">Planum temporale</text:p>
          </table:table-cell>
          <table:table-cell table:style-name="Table4.B2" office:value-type="string">
            <text:p text:style-name="P25">Session 1 ANOVA (4 stim types) – <text:span text:style-name="T3">F(3,72)=4.94, p=0.004 (FDR p=0.030)</text:span></text:p>
            <text:p text:style-name="P70">I1&lt;S1 t=-<text:span text:style-name="T32">3.38,</text:span> p<text:span text:style-name="T32">=0.002</text:span> <text:span text:style-name="T4">(FDR p=0.023)</text:span></text:p>
            <text:p text:style-name="P70">S1&gt;W1 t=2.8<text:span text:style-name="T32">0</text:span>, p=0.00<text:span text:style-name="T32">8</text:span> <text:span text:style-name="T4">(FDR p=0.049)</text:span></text:p>
            <text:p text:style-name="P70">ALL: FI1&gt;FI2 t=3.<text:span text:style-name="T32">22</text:span>, p=0.00<text:span text:style-name="T32">3</text:span> <text:span text:style-name="T4">(FDR p=0.027)</text:span></text:p>
            <text:p text:style-name="P70">ALL: UA<text:span text:style-name="T17">1</text:span>&gt;UA2 t=<text:span text:style-name="T32">3.53</text:span>, p<text:span text:style-name="T32">=0.001</text:span> <text:span text:style-name="T4">(FDR p=0.017)</text:span></text:p>
            <text:p text:style-name="P70">ALL: UW1&gt;UW2 t=3.<text:span text:style-name="T32">06</text:span>, p=0.00<text:span text:style-name="T32">4</text:span> <text:span text:style-name="T4">(FDR p=0.031)</text:span></text:p>
            <text:p text:style-name="P53">ANOVA – <text:span text:style-name="T16">F</text:span>am Ses1<text:span text:style-name="T16">&amp;2</text:span> F(<text:span text:style-name="T5">7</text:span>,<text:span text:style-name="T5">144</text:span>)=<text:span text:style-name="T32">5.71</text:span> (FDR p<text:span text:style-name="T16">&lt;0.001</text:span>)</text:p>
            <text:p text:style-name="P53">ANOVA – <text:span text:style-name="T10">Unf</text:span>am Ses1<text:span text:style-name="T16">&amp;2</text:span> F(<text:span text:style-name="T5">7</text:span>,<text:span text:style-name="T5">144</text:span>)=<text:span text:style-name="T32">4.96</text:span> (FDR p<text:span text:style-name="T16">&lt;0.001</text:span>)</text:p>
            <text:p text:style-name="P53">ANOVA – <text:span text:style-name="T16">F</text:span>am Ses1 F(3,72)=<text:span text:style-name="T32">4.42</text:span> (FDR p=<text:span text:style-name="T26">0.010</text:span>)</text:p>
            <text:p text:style-name="P64">2x4 ANOVA (ses x stim) -ME of session</text:p>
          </table:table-cell>
        </table:table-row>
        <table:table-row>
          <table:table-cell table:style-name="Table4.A2" office:value-type="string">
            <text:p text:style-name="P8">Superior Temporal Gyrus, posterior division</text:p>
          </table:table-cell>
          <table:table-cell table:style-name="Table4.B2" office:value-type="string">
            <text:p text:style-name="P26">Session 1 ANOVA (4 stim types) – <text:span text:style-name="T3">F(3,72)=6.67 p&lt;0.001 (FDR p=0.006)</text:span></text:p>
            <text:p text:style-name="P37">Sessi<text:span text:style-name="T7">o</text:span>n1&amp;2 F(3,72)=<text:span text:style-name="T33">4.49, p=0.066 (FDR p=0.033)</text:span></text:p>
            <text:p text:style-name="P73">I&lt;S t=-<text:span text:style-name="T33">3.33, </text:span>p<text:span text:style-name="T33">=0.002</text:span> <text:span text:style-name="T4">(FDR p=0.020)</text:span></text:p>
            <text:p text:style-name="P73">I1&lt;S1 t=-<text:span text:style-name="T33">4.24,</text:span> p&lt;0.001 <text:span text:style-name="T4">(FDR p=0.003)</text:span></text:p>
            <text:p text:style-name="P73">S1&gt;W1 t=<text:span text:style-name="T33">2.78</text:span>, p=0.00<text:span text:style-name="T33">9</text:span> <text:span text:style-name="T4">(FDR p=0.043)</text:span></text:p>
            <text:p text:style-name="P73">ALL: F<text:span text:style-name="T25">S</text:span>1&gt;F<text:span text:style-name="T25">S</text:span>2 t=<text:span text:style-name="T33">2.91</text:span>, p<text:span text:style-name="T33">=0.006</text:span> <text:span text:style-name="T4">(FDR p=0.033)</text:span></text:p>
            <text:p text:style-name="P73">ALL: UA1&gt;UA2 t=<text:span text:style-name="T33">3.12</text:span>, p<text:span text:style-name="T33">=0.004 (FDR p=0.027)</text:span></text:p>
            <text:p text:style-name="P73">ALL: UW1&gt;UW2 t=3.<text:span text:style-name="T33">01</text:span>, p=0.00<text:span text:style-name="T33">5</text:span> <text:span text:style-name="T4">(FDR p=0.031)</text:span></text:p>
            <text:p text:style-name="P54">ANOVA – <text:span text:style-name="T5">F</text:span>am Ses1<text:span text:style-name="T5">&amp;2</text:span> F(<text:span text:style-name="T5">7</text:span>,<text:span text:style-name="T5">144</text:span>)=<text:span text:style-name="T33">6.00 </text:span>(FDR p<text:span text:style-name="T5">&lt;0.001</text:span>)</text:p>
            <text:p text:style-name="P54">ANOVA – <text:span text:style-name="T10">Unf</text:span>am Ses1<text:span text:style-name="T5">&amp;2 </text:span>F(<text:span text:style-name="T5">7,144</text:span>)=<text:span text:style-name="T33">5.23</text:span> (FDR p<text:span text:style-name="T5">&lt;</text:span>0.<text:span text:style-name="T5">001</text:span>)</text:p>
            <text:p text:style-name="P54">ANOVA – <text:span text:style-name="T5">F</text:span>am Ses1 F(3,72)=<text:span text:style-name="T33">5.46</text:span> (FDR <text:span text:style-name="T33">p=0.019)</text:span></text:p>
            <text:p text:style-name="P65">2x4 ANOVA (ses x stim) -ME of session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3:20:58.016000000</meta:creation-date>
    <dc:date>2019-05-01T10:10:51.124000000</dc:date>
    <meta:editing-duration>PT4H8M2S</meta:editing-duration>
    <meta:editing-cycles>26</meta:editing-cycles>
    <meta:generator>LibreOffice/6.1.2.1$Windows_X86_64 LibreOffice_project/65905a128db06ba48db947242809d14d3f9a93fe</meta:generator>
    <meta:print-date>2019-05-01T10:01:30.978000000</meta:print-date>
    <meta:document-statistic meta:table-count="4" meta:image-count="0" meta:object-count="0" meta:page-count="5" meta:paragraph-count="246" meta:word-count="1324" meta:character-count="9222" meta:non-whitespace-character-count="8083"/>
  </office:meta>
</office:document-meta>
</file>